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ffffff" draw:marker-start="" draw:marker-start-width="0.3cm" draw:marker-start-center="false" draw:marker-end="" draw:marker-end-width="0.3cm" draw:marker-end-center="false" draw:fill="solid" draw:fill-color="#ffffff" draw:auto-grow-height="true" fo:min-height="1.59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2.446cm" fo:min-width="15.718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3cc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1cm" fo:min-width="2.037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1cm" fo:min-width="2.112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24cm" fo:min-width="1.689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3cc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3cc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23cm" fo:min-width="2.693c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3cc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24cm" fo:min-width="2.693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Andale Sans UI'" style:font-family-generic-asian="system" style:font-pitch-asian="variable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fo:font-size="22pt" style:font-size-asian="22pt" style:font-size-complex="22pt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Andale Sans UI'" style:font-family-generic-asian="system" style:font-pitch-asian="variable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8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size="8pt"/>
    </style:style>
    <style:style style:name="P8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Andale Sans U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15pt" style:font-size-asian="15pt" style:font-size-complex="15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font-style-asian="normal" style:font-weight-asian="normal" style:font-family-complex="Tahoma" style:font-family-generic-complex="system" style:font-pitch-complex="variable" style:font-size-complex="15pt" style:font-style-complex="normal" style:font-weight-complex="normal" style:text-emphasize="none" style:font-relief="none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1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font-style-asian="normal" style:font-weight-asian="normal" style:font-family-complex="Tahoma" style:font-family-generic-complex="system" style:font-pitch-complex="variable" style:font-size-complex="15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Andale Sans UI'" style:font-family-generic-asian="system" style:font-pitch-asian="variable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ndale Sans U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font-style-asian="normal" style:font-weight-asian="normal" style:font-family-complex="Tahoma" style:font-family-generic-complex="system" style:font-pitch-complex="variable" style:font-size-complex="15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6.627cm" svg:height="1.979cm" svg:x="2.651cm" svg:y="1.254cm">
          <draw:text-box>
            <text:p text:style-name="P1"><text:span text:style-name="T1">Technical Vision OSC / AR / ELSA</text:span><text:span text:style-name="T1"><text:line-break/></text:span><text:span text:style-name="T1">for Simple Conferencing</text:span></text:p>
          </draw:text-box>
        </draw:frame>
        <draw:frame draw:style-name="gr2" draw:text-style-name="P4" draw:layer="layout" svg:width="16.838cm" svg:height="2.843cm" svg:x="2.323cm" svg:y="11.873cm">
          <draw:text-box>
            <text:p text:style-name="P3"><text:span text:style-name="T1">OSC......Open Source Conferencing</text:span></text:p>
            <text:p text:style-name="P3"><text:span text:style-name="T1">AR.........Application Router (IP Multicast / VPN)</text:span></text:p>
            <text:p text:style-name="P3"><text:span text:style-name="T1">ELSA.....Experimental Login Server Application</text:span></text:p>
          </draw:text-box>
        </draw:frame>
        <draw:rect draw:style-name="gr3" draw:text-style-name="P6" draw:layer="layout" svg:width="5.505cm" svg:height="1.607cm" svg:x="12.64cm" svg:y="5.371cm">
          <text:p text:style-name="P5"><text:span text:style-name="T2">ELSA</text:span></text:p>
        </draw:rect>
        <draw:frame draw:style-name="gr4" draw:text-style-name="P8" draw:layer="layout" svg:width="2.995cm" svg:height="1.195cm" svg:x="13.825cm" svg:y="3.794cm">
          <draw:text-box>
            <text:p text:style-name="P7"><text:span text:style-name="T3">Server</text:span></text:p>
          </draw:text-box>
        </draw:frame>
        <draw:frame draw:style-name="gr5" draw:text-style-name="P8" draw:layer="layout" svg:width="3.084cm" svg:height="1.195cm" svg:x="5.064cm" svg:y="3.794cm">
          <draw:text-box>
            <text:p text:style-name="P7"><text:span text:style-name="T3">Clients</text:span></text:p>
          </draw:text-box>
        </draw:frame>
        <draw:rect draw:style-name="gr6" draw:text-style-name="P10" draw:layer="layout" svg:width="5.505cm" svg:height="1.607cm" svg:x="3.577cm" svg:y="5.371cm">
          <text:p text:style-name="P9"><text:span text:style-name="T4">Browser App OSC</text:span></text:p>
        </draw:rect>
        <draw:line draw:style-name="gr7" draw:text-style-name="P6" draw:layer="layout" svg:x1="9.167cm" svg:y1="6.175cm" svg:x2="12.555cm" svg:y2="6.175cm">
          <text:p/>
        </draw:line>
        <draw:frame draw:style-name="gr8" draw:text-style-name="P12" draw:layer="layout" svg:width="2.25cm" svg:height="0.839cm" svg:x="9.942cm" svg:y="5.371cm">
          <draw:text-box>
            <text:p text:style-name="P11"><text:span text:style-name="T4">http/tcp</text:span></text:p>
          </draw:text-box>
        </draw:frame>
        <draw:rect draw:style-name="gr9" draw:text-style-name="P10" draw:layer="layout" svg:width="5.505cm" svg:height="1.606cm" svg:x="3.577cm" svg:y="7.38cm">
          <text:p text:style-name="P9"><text:span text:style-name="T4">SIP Client</text:span></text:p>
        </draw:rect>
        <draw:rect draw:style-name="gr10" draw:text-style-name="P6" draw:layer="layout" svg:width="5.505cm" svg:height="1.607cm" svg:x="12.64cm" svg:y="5.371cm">
          <text:p text:style-name="P5"><text:span text:style-name="T2">ELSA</text:span></text:p>
        </draw:rect>
        <draw:rect draw:style-name="gr11" draw:text-style-name="P6" draw:layer="layout" svg:width="5.505cm" svg:height="1.606cm" svg:x="12.555cm" svg:y="7.38cm">
          <text:p text:style-name="P5"><text:span text:style-name="T2">AR</text:span></text:p>
        </draw:rect>
        <draw:line draw:style-name="gr12" draw:text-style-name="P6" draw:layer="layout" svg:x1="9.167cm" svg:y1="8.183cm" svg:x2="12.555cm" svg:y2="8.183cm">
          <text:p/>
        </draw:line>
        <draw:frame draw:style-name="gr13" draw:text-style-name="P12" draw:layer="layout" svg:width="3.241cm" svg:height="0.839cm" svg:x="9.362cm" svg:y="7.38cm">
          <draw:text-box>
            <text:p text:style-name="P11"><text:span text:style-name="T4">IP Multicast</text:span></text:p>
          </draw:text-box>
        </draw:frame>
        <draw:rect draw:style-name="gr14" draw:text-style-name="P10" draw:layer="layout" svg:width="5.505cm" svg:height="1.607cm" svg:x="3.662cm" svg:y="9.388cm">
          <text:p text:style-name="P9"><text:span text:style-name="T4">WebRTC for</text:span></text:p>
          <text:p text:style-name="P9"><text:span text:style-name="T4">Voice / Screensharing</text:span></text:p>
        </draw:rect>
        <draw:rect draw:style-name="gr15" draw:text-style-name="P6" draw:layer="layout" svg:width="5.505cm" svg:height="1.607cm" svg:x="12.555cm" svg:y="9.388cm">
          <text:p text:style-name="P5"><text:span text:style-name="T2">AR</text:span></text:p>
        </draw:rect>
        <draw:line draw:style-name="gr16" draw:text-style-name="P6" draw:layer="layout" svg:x1="9.167cm" svg:y1="10.192cm" svg:x2="12.555cm" svg:y2="10.192cm">
          <text:p/>
        </draw:line>
        <draw:frame draw:style-name="gr17" draw:text-style-name="P12" draw:layer="layout" svg:width="3.241cm" svg:height="0.839cm" svg:x="9.362cm" svg:y="9.388cm">
          <draw:text-box>
            <text:p text:style-name="P11"><text:span text:style-name="T4">IP Multica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615cm" fo:page-height="17.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6M14S</meta:editing-duration>
    <meta:editing-cycles>7</meta:editing-cycles>
    <meta:generator>OpenOffice/4.1.5$Win32 OpenOffice.org_project/415m1$Build-9789</meta:generator>
    <dc:date>2025-03-29T05:28:40.12</dc:date>
    <dc:creator>x </dc:creator>
    <meta:document-statistic meta:object-count="17"/>
  </office:meta>
</office:document-meta>
</file>